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ϕ</mo>
            <mrow>
              <mo stretchy="false">(</mo>
              <mrow>
                <mstyle mathvariant="bold">
                  <mrow>
                    <mi>a</mi>
                  </mrow>
                </mstyle>
              </mrow>
              <mo stretchy="false">)</mo>
            </mrow>
            <mrow>
              <mi/>
              <mo stretchy="false">=</mo>
              <mi/>
            </mrow>
            <msup>
              <mi>R</mi>
              <mn>2</mn>
            </msup>
            <mi>a</mi>
            <mrow>
              <mo stretchy="false">(</mo>
              <mrow>
                <mi>R</mi>
              </mrow>
              <mo stretchy="false">)</mo>
            </mrow>
            <mi/>
            <mrow>
              <munderover>
                <mo stretchy="false">∫</mo>
                <mn>0</mn>
                <mo stretchy="false">π</mo>
              </munderover>
              <mrow>
                <munderover>
                  <mo stretchy="false">∫</mo>
                  <mn>0</mn>
                  <mrow>
                    <mn>2</mn>
                    <mo stretchy="false">π</mo>
                  </mrow>
                </munderover>
                <mi>sin</mi>
              </mrow>
            </mrow>
            <mo stretchy="false">ϑ</mo>
            <mi/>
            <mtext>d</mtext>
            <mo stretchy="false">ϑ</mo>
            <mi/>
            <mtext>d</mtext>
            <mo stretchy="false">ϕ</mo>
            <mrow>
              <mi/>
              <mo stretchy="false">=</mo>
              <mi/>
            </mrow>
            <mn>2</mn>
            <mi mathvariant="italic">pi</mi>
            <mi>a</mi>
            <mrow>
              <mo stretchy="false">(</mo>
              <mrow>
                <mi>R</mi>
              </mrow>
              <mo stretchy="false">)</mo>
            </mrow>
            <msup>
              <mi>R</mi>
              <mn>2</mn>
            </msup>
            <mrow>
              <mrow>
                <mo stretchy="false">(</mo>
                <mrow>
                  <mrow>
                    <mo stretchy="false">−</mo>
                    <mi>cos</mi>
                  </mrow>
                  <mo stretchy="false">ϑ</mo>
                </mrow>
                <mo stretchy="false">)</mo>
              </mrow>
              <msubsup>
                <mo stretchy="false">∣</mo>
                <mn>0</mn>
                <mo stretchy="false">π</mo>
              </msubsup>
              <mi/>
            </mrow>
          </mrow>
        </mtd>
      </mtr>
      <mtr>
        <mtd>
          <mrow>
            <mo stretchy="false">⇒</mo>
            <mi/>
            <mo stretchy="false">ϕ</mo>
            <mrow>
              <mo stretchy="false">(</mo>
              <mrow>
                <mstyle mathvariant="bold">
                  <mrow>
                    <mi>a</mi>
                  </mrow>
                </mstyle>
              </mrow>
              <mo stretchy="false">)</mo>
            </mrow>
            <mrow>
              <mi/>
              <mo stretchy="false">=</mo>
              <mi/>
            </mrow>
            <mn>4</mn>
            <mo stretchy="false">π</mo>
            <msup>
              <mi>R</mi>
              <mn>2</mn>
            </msup>
            <mi>a</mi>
            <mrow>
              <mo stretchy="false">(</mo>
              <mrow>
                <mi>R</mi>
              </mrow>
              <mo stretchy="false">)</mo>
            </mrow>
          </mrow>
        </mtd>
      </mtr>
    </mtable>
    <annotation encoding="StarMath 5.0">%iphi (bold a) `=` R^2 a(R) ` int from 0 to %pi int from 0 to {2 %pi} sin %ivartheta ` "d" %ivartheta ` "d" %iphi `=` 2 pi a (R) R^2 ( - cos %ivartheta )  divides ^%pi_0 ` newline
drarrow ~ %iphi (bold a) `=` 4 %pi R^2 a(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5:36:59.372000000</meta:creation-date>
    <meta:generator>LibreOffice/4.1.4.2$Windows_x86 LibreOffice_project/0a0440ccc0227ad9829de5f46be37cfb6edcf72</meta:generator>
  </office:meta>
</office:document-meta>
</file>